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0280" officeooo:paragraph-rsid="001f0280"/>
    </style:style>
    <style:style style:name="P2" style:family="paragraph" style:parent-style-name="Text_20_body">
      <style:text-properties officeooo:rsid="001f0280" officeooo:paragraph-rsid="00247161"/>
    </style:style>
    <style:style style:name="P3" style:family="paragraph" style:parent-style-name="Text_20_body">
      <style:text-properties officeooo:rsid="001f0280" officeooo:paragraph-rsid="0024fa5d"/>
    </style:style>
    <style:style style:name="P4" style:family="paragraph" style:parent-style-name="Text_20_body">
      <style:text-properties officeooo:rsid="001f235f" officeooo:paragraph-rsid="001f235f"/>
    </style:style>
    <style:style style:name="P5" style:family="paragraph" style:parent-style-name="Text_20_body" style:list-style-name="L1">
      <style:text-properties officeooo:rsid="001f235f" officeooo:paragraph-rsid="001f8146"/>
    </style:style>
    <style:style style:name="P6" style:family="paragraph" style:parent-style-name="Text_20_body" style:list-style-name="L1">
      <style:text-properties officeooo:paragraph-rsid="00215ef2"/>
    </style:style>
    <style:style style:name="P7" style:family="paragraph" style:parent-style-name="Text_20_body" style:list-style-name="L1">
      <style:text-properties officeooo:rsid="001f8146" officeooo:paragraph-rsid="001f8146"/>
    </style:style>
    <style:style style:name="P8" style:family="paragraph" style:parent-style-name="Text_20_body">
      <style:text-properties officeooo:paragraph-rsid="0020673a"/>
    </style:style>
    <style:style style:name="P9" style:family="paragraph" style:parent-style-name="Heading_20_1">
      <style:text-properties officeooo:rsid="001ececc" officeooo:paragraph-rsid="001ececc"/>
    </style:style>
    <style:style style:name="P10" style:family="paragraph" style:parent-style-name="Heading_20_3">
      <style:text-properties officeooo:rsid="001ececc" officeooo:paragraph-rsid="0020673a"/>
    </style:style>
    <style:style style:name="P11" style:family="paragraph" style:parent-style-name="Heading_20_3">
      <style:text-properties officeooo:rsid="001f0280" officeooo:paragraph-rsid="001f0280"/>
    </style:style>
    <style:style style:name="T1" style:family="text">
      <style:text-properties officeooo:rsid="001ececc"/>
    </style:style>
    <style:style style:name="T2" style:family="text">
      <style:text-properties officeooo:rsid="001f0280"/>
    </style:style>
    <style:style style:name="T3" style:family="text">
      <style:text-properties officeooo:rsid="001f235f"/>
    </style:style>
    <style:style style:name="T4" style:family="text">
      <style:text-properties officeooo:rsid="001f8146"/>
    </style:style>
    <style:style style:name="T5" style:family="text">
      <style:text-properties officeooo:rsid="0020673a"/>
    </style:style>
    <style:style style:name="T6" style:family="text">
      <style:text-properties officeooo:rsid="00247161"/>
    </style:style>
    <style:style style:name="T7" style:family="text">
      <style:text-properties officeooo:rsid="0024fa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pport</text:p>
      <text:h text:style-name="P9" text:outline-level="1">Installation du client pour les développeurs</text:h>
      <text:h text:style-name="P10" text:outline-level="3">Gestion des dépendances</text:h>
      <text:p text:style-name="P8"><text:span text:style-name="T1">Dans l'emplacement </text:span><text:span text:style-name="Commande_20_terminal"><text:span text:style-name="T1">&lt;racineDuProjet&gt;/client</text:span></text:span><text:span text:style-name="T2">, tapez la commande </text:span><text:span text:style-name="Commande_20_terminal"><text:span text:style-name="T1">bowser install</text:span></text:span><text:span text:style-name="T2"> qui aura pour but de télécharger les dépendances dans </text:span><text:span text:style-name="Commande_20_terminal"><text:span text:style-name="T1">&lt;racineDuProjet&gt;/client/bower_components</text:span></text:span><text:span text:style-name="T2">. Cette commande utilise le fichier </text:span><text:span text:style-name="Commande_20_terminal"><text:span text:style-name="T1">&lt;racineDuProjet&gt;/client/bower.json</text:span></text:span><text:span text:style-name="T2"> pour déterminer les dépendances à installer.</text:span></text:p>
      <text:h text:style-name="P11" text:outline-level="3">Pré-processeur CSS</text:h>
      <text:p text:style-name="P1">Premièrement, il faut installer Ruby.</text:p>
      <text:p text:style-name="P2">Dans un deuxième temps, il faut installer les gems "Sass", "Compass" <text:span text:style-name="T6">et </text:span>"<text:span text:style-name="T6">Singularitygs</text:span>" (Un gem est une dépendance du point de vue de Ruby).</text:p>
      <text:p text:style-name="P1">Pour ce faire, taper <text:span text:style-name="Commande_20_terminal">gem install sass</text:span> et <text:span text:style-name="Commande_20_terminal">gem install compass</text:span>.</text:p>
      <text:p text:style-name="P1">A noter que le fichier config.rb est utilisé par compass.</text:p>
      <text:h text:style-name="Heading_20_4" text:outline-level="4">Bug éventuel sous Windows</text:h>
      <text:p text:style-name="P4">Sous Windows, une erreur de ce genre peut apparaître :</text:p>
      <text:p text:style-name="P4"><text:span text:style-name="Commande_20_terminal">ERROR: While executing gem ... (Encoding::UndefinedConversionError)<text:line-break/> U+2019 to CP850 in conversion from UTF-16LE to UTF-8 to CP850</text:span></text:p>
      <text:p text:style-name="P4">Pour résoudre ce problème, suivre ces étapes :</text:p>
      <text:list xml:id="list2117739816503718273" text:style-name="L1">
        <text:list-item>
          <text:p text:style-name="P6"><text:span text:style-name="T3">Taper </text:span><text:span text:style-name="Commande_20_terminal"><text:span text:style-name="T3">chcp</text:span></text:span><text:span text:style-name="T3"> et noter le résultat (chez moi : 850).</text:span></text:p>
        </text:list-item>
        <text:list-item>
          <text:p text:style-name="P6"><text:span text:style-name="T3">Taper </text:span><text:span text:style-name="Commande_20_terminal"><text:span text:style-name="T4">chcp 1252</text:span></text:span></text:p>
        </text:list-item>
        <text:list-item>
          <text:p text:style-name="P5">Lancer l'installation <text:span text:style-name="Commande_20_terminal">gem install </text:span><text:span text:style-name="Commande_20_terminal"><text:span text:style-name="T4">&lt;sass ou compass&gt;</text:span></text:span></text:p>
        </text:list-item>
        <text:list-item>
          <text:p text:style-name="P7">Revenir au <text:span text:style-name="Commande_20_terminal">chcp initial chcp &lt;le numéro obtenu à l'étape 1&gt;</text:span></text:p>
        </text:list-item>
      </text:list>
      <text:h text:style-name="Heading_20_4" text:outline-level="4">Utilisat<text:span text:style-name="T5">ion du pré-processeur</text:span></text:h>
      <text:p text:style-name="P8"><text:span text:style-name="T5">Pour compiler les fichiers sass, faire simplement :<text:line-break/></text:span><text:span text:style-name="Commande_20_terminal">compass compile &lt;racineDuProjet&gt;/client/sass/styles.scss</text:span> pour compiler une fois.<text:line-break/><text:span text:style-name="Commande_20_terminal">compass watch &lt;racineDuProjet&gt;/client/sass/styles.scss</text:span> pour compiler automatiqu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mmande_20_terminal" style:display-name="Commande terminal" style:family="text" style:parent-style-name="Source_20_Text">
      <style:text-properties fo:color="#1c1c1c" fo:background-color="#cccccc"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6:38:38.532520951</meta:creation-date>
    <dc:date>2014-11-17T17:43:38.932265580</dc:date>
    <meta:editing-duration>PT59M26S</meta:editing-duration>
    <meta:editing-cycles>11</meta:editing-cycles>
    <meta:generator>LibreOffice/4.2.7.2$Linux_X86_64 LibreOffice_project/420m0$Build-2</meta:generator>
    <meta:document-statistic meta:table-count="0" meta:image-count="0" meta:object-count="0" meta:page-count="1" meta:paragraph-count="19" meta:word-count="190" meta:character-count="1363" meta:non-whitespace-character-count="1189"/>
  </office:meta>
</office:document-meta>
</file>